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29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/>
          <table:table-cell office:value-type="string" calcext:value-type="string">
            <text:p>Range Elements (mg/cm^2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Tirado do Spline</text:p>
          </table:table-cell>
          <table:table-cell/>
        </table:table-row>
        <table:table-row table:style-name="ro1">
          <table:table-cell office:value-type="string" calcext:value-type="string">
            <text:p>Energy(MeV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ir</text:p>
          </table:table-cell>
          <table:table-cell table:number-columns-repeated="2"/>
          <table:table-cell office:value-type="string" calcext:value-type="string">
            <text:p>Prateleira</text:p>
          </table:table-cell>
          <table:table-cell office:value-type="string" calcext:value-type="string">
            <text:p>dx(cm)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R^-1(arg)</text:p>
          </table:table-cell>
          <table:table-cell office:value-type="string" calcext:value-type="string">
            <text:p>dE(MeV)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23" calcext:value-type="float">
            <text:p>0.123</text:p>
          </table:table-cell>
          <table:table-cell office:value-type="float" office:value="0.132" calcext:value-type="float">
            <text:p>0.132</text:p>
          </table:table-cell>
          <table:table-cell table:formula="of:=0.21*[.C3]+0.79*[.B3]" office:value-type="float" office:value="0.12489" calcext:value-type="float">
            <text:p>0.124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style-name="ce2" table:formula="of:=[.F$12]-[.H3]*[.J$11]" office:value-type="float" office:value="3.531415" calcext:value-type="float">
            <text:p>3.531</text:p>
          </table:table-cell>
          <table:table-cell table:style-name="ce2" office:value-type="float" office:value="4.38" calcext:value-type="float">
            <text:p>4.380</text:p>
          </table:table-cell>
          <table:table-cell table:formula="of:=5.305-[.J3]" office:value-type="float" office:value="0.925" calcext:value-type="float">
            <text:p>0.92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0.181" calcext:value-type="float">
            <text:p>0.181</text:p>
          </table:table-cell>
          <table:table-cell table:formula="of:=0.21*[.C4]+0.79*[.B4]" office:value-type="float" office:value="0.17231" calcext:value-type="float">
            <text:p>0.172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table:style-name="ce2" table:formula="of:=[.F$12]-[.H4]*[.J$11]" office:value-type="float" office:value="2.568135" calcext:value-type="float">
            <text:p>2.568</text:p>
          </table:table-cell>
          <table:table-cell table:style-name="ce2" office:value-type="float" office:value="3.46" calcext:value-type="float">
            <text:p>3.460</text:p>
          </table:table-cell>
          <table:table-cell table:formula="of:=5.305-[.J4]" office:value-type="float" office:value="1.845" calcext:value-type="float">
            <text:p>1.845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7" calcext:value-type="float">
            <text:p>0.247</text:p>
          </table:table-cell>
          <table:table-cell table:formula="of:=0.21*[.C5]+0.79*[.B5]" office:value-type="float" office:value="0.23515" calcext:value-type="float">
            <text:p>0.235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55" calcext:value-type="float">
            <text:p>2.55</text:p>
          </table:table-cell>
          <table:table-cell table:style-name="ce2" table:formula="of:=[.F$12]-[.H5]*[.J$11]" office:value-type="float" office:value="1.604855" calcext:value-type="float">
            <text:p>1.605</text:p>
          </table:table-cell>
          <table:table-cell office:value-type="float" office:value="2.256" calcext:value-type="float">
            <text:p>2.256</text:p>
          </table:table-cell>
          <table:table-cell table:formula="of:=5.305-[.J5]" office:value-type="float" office:value="3.049" calcext:value-type="float">
            <text:p>3.049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3" calcext:value-type="float">
            <text:p>0.33</text:p>
          </table:table-cell>
          <table:table-cell table:formula="of:=0.21*[.C6]+0.79*[.B6]" office:value-type="float" office:value="0.31578" calcext:value-type="float">
            <text:p>0.3157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.35" calcext:value-type="float">
            <text:p>3.35</text:p>
          </table:table-cell>
          <table:table-cell table:style-name="ce2" table:formula="of:=[.F$12]-[.H6]*[.J$11]" office:value-type="float" office:value="0.641575" calcext:value-type="float">
            <text:p>0.642</text:p>
          </table:table-cell>
          <table:table-cell office:value-type="float" office:value="0.611" calcext:value-type="float">
            <text:p>0.611</text:p>
          </table:table-cell>
          <table:table-cell table:formula="of:=5.305-[.J6]" office:value-type="float" office:value="4.694" calcext:value-type="float">
            <text:p>4.69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0.513" calcext:value-type="float">
            <text:p>0.513</text:p>
          </table:table-cell>
          <table:table-cell table:formula="of:=0.21*[.C7]+0.79*[.B7]" office:value-type="float" office:value="0.49483" calcext:value-type="float">
            <text:p>0.49483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63" calcext:value-type="float">
            <text:p>0.563</text:p>
          </table:table-cell>
          <table:table-cell office:value-type="float" office:value="0.588" calcext:value-type="float">
            <text:p>0.588</text:p>
          </table:table-cell>
          <table:table-cell table:formula="of:=0.21*[.C8]+0.79*[.B8]" office:value-type="float" office:value="0.56825" calcext:value-type="float">
            <text:p>0.56825</text:p>
          </table:table-cell>
          <table:table-cell table:number-columns-repeated="3"/>
          <table:table-cell office:value-type="string" calcext:value-type="string">
            <text:p>arg: R(5.305)-dx*densar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654" calcext:value-type="float">
            <text:p>0.654</text:p>
          </table:table-cell>
          <table:table-cell office:value-type="float" office:value="0.684" calcext:value-type="float">
            <text:p>0.684</text:p>
          </table:table-cell>
          <table:table-cell table:formula="of:=0.21*[.C9]+0.79*[.B9]" office:value-type="float" office:value="0.6603" calcext:value-type="float">
            <text:p>0.6603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83" calcext:value-type="float">
            <text:p>0.783</text:p>
          </table:table-cell>
          <table:table-cell table:formula="of:=0.21*[.C10]+0.79*[.B10]" office:value-type="float" office:value="0.75693" calcext:value-type="float">
            <text:p>0.75693</text:p>
          </table:table-cell>
          <table:table-cell/>
          <table:table-cell office:value-type="string" calcext:value-type="string">
            <text:p>Tirado do Spline</text:p>
          </table:table-cell>
          <table:table-cell table:number-columns-repeated="3"/>
          <table:table-cell office:value-type="string" calcext:value-type="string">
            <text:p>densa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office:value-type="float" office:value="0.9" calcext:value-type="float">
            <text:p>0.9</text:p>
          </table:table-cell>
          <table:table-cell table:formula="of:=0.21*[.C11]+0.79*[.B11]" office:value-type="float" office:value="0.87077" calcext:value-type="float">
            <text:p>0.87077</text:p>
          </table:table-cell>
          <table:table-cell/>
          <table:table-cell office:value-type="string" calcext:value-type="string">
            <text:p>R(5.305)</text:p>
          </table:table-cell>
          <table:table-cell table:number-columns-repeated="3"/>
          <table:table-cell office:value-type="float" office:value="1.2041" calcext:value-type="float">
            <text:p>1.2041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193" calcext:value-type="float">
            <text:p>1.193</text:p>
          </table:table-cell>
          <table:table-cell office:value-type="float" office:value="1.246" calcext:value-type="float">
            <text:p>1.246</text:p>
          </table:table-cell>
          <table:table-cell table:formula="of:=0.21*[.C12]+0.79*[.B12]" office:value-type="float" office:value="1.20413" calcext:value-type="float">
            <text:p>1.20413</text:p>
          </table:table-cell>
          <table:table-cell/>
          <table:table-cell office:value-type="float" office:value="4.67531" calcext:value-type="float">
            <text:p>4.6753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28" calcext:value-type="float">
            <text:p>1.428</text:p>
          </table:table-cell>
          <table:table-cell office:value-type="float" office:value="1.493" calcext:value-type="float">
            <text:p>1.493</text:p>
          </table:table-cell>
          <table:table-cell table:formula="of:=0.21*[.C13]+0.79*[.B13]" office:value-type="float" office:value="1.44165" calcext:value-type="float">
            <text:p>1.44165</text:p>
          </table:table-cell>
          <table:table-cell table:number-columns-repeated="7"/>
        </table:table-row>
        <table:table-row table:style-name="ro1">
          <table:table-cell office:value-type="float" office:value="2.401" calcext:value-type="float">
            <text:p>2.401</text:p>
          </table:table-cell>
          <table:table-cell office:value-type="float" office:value="1.687" calcext:value-type="float">
            <text:p>1.687</text:p>
          </table:table-cell>
          <table:table-cell office:value-type="float" office:value="1.765" calcext:value-type="float">
            <text:p>1.765</text:p>
          </table:table-cell>
          <table:table-cell table:formula="of:=0.21*[.C14]+0.79*[.B14]" office:value-type="float" office:value="1.70338" calcext:value-type="float">
            <text:p>1.70338</text:p>
          </table:table-cell>
          <table:table-cell table:number-columns-repeated="7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979" calcext:value-type="float">
            <text:p>1.979</text:p>
          </table:table-cell>
          <table:table-cell office:value-type="float" office:value="2.073" calcext:value-type="float">
            <text:p>2.073</text:p>
          </table:table-cell>
          <table:table-cell table:formula="of:=0.21*[.C15]+0.79*[.B15]" office:value-type="float" office:value="1.99874" calcext:value-type="float">
            <text:p>1.99874</text:p>
          </table:table-cell>
          <table:table-cell table:number-columns-repeated="7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308" calcext:value-type="float">
            <text:p>2.308</text:p>
          </table:table-cell>
          <table:table-cell office:value-type="float" office:value="2.418" calcext:value-type="float">
            <text:p>2.418</text:p>
          </table:table-cell>
          <table:table-cell table:formula="of:=0.21*[.C16]+0.79*[.B16]" office:value-type="float" office:value="2.3311" calcext:value-type="float">
            <text:p>2.331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79" calcext:value-type="float">
            <text:p>3.079</text:p>
          </table:table-cell>
          <table:table-cell office:value-type="float" office:value="3.227" calcext:value-type="float">
            <text:p>3.227</text:p>
          </table:table-cell>
          <table:table-cell table:formula="of:=0.21*[.C17]+0.79*[.B17]" office:value-type="float" office:value="3.11008" calcext:value-type="float">
            <text:p>3.1100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236" calcext:value-type="float">
            <text:p>4.236</text:p>
          </table:table-cell>
          <table:table-cell office:value-type="float" office:value="4.444" calcext:value-type="float">
            <text:p>4.444</text:p>
          </table:table-cell>
          <table:table-cell table:formula="of:=0.21*[.C18]+0.79*[.B18]" office:value-type="float" office:value="4.27968" calcext:value-type="float">
            <text:p>4.27968</text:p>
          </table:table-cell>
          <table:table-cell table:number-columns-repeated="7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6.189" calcext:value-type="float">
            <text:p>6.189</text:p>
          </table:table-cell>
          <table:table-cell office:value-type="float" office:value="6.487" calcext:value-type="float">
            <text:p>6.487</text:p>
          </table:table-cell>
          <table:table-cell table:formula="of:=0.21*[.C19]+0.79*[.B19]" office:value-type="float" office:value="6.25158" calcext:value-type="float">
            <text:p>6.2515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851" calcext:value-type="float">
            <text:p>8.851</text:p>
          </table:table-cell>
          <table:table-cell office:value-type="float" office:value="9.277" calcext:value-type="float">
            <text:p>9.277</text:p>
          </table:table-cell>
          <table:table-cell table:formula="of:=0.21*[.C20]+0.79*[.B20]" office:value-type="float" office:value="8.94046" calcext:value-type="float">
            <text:p>8.9404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01:17:05.420247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01:17:13.673924457</meta:creation-date>
    <meta:editing-duration>PT1H2M11S</meta:editing-duration>
    <meta:editing-cycles>4</meta:editing-cycles>
    <meta:generator>LibreOffice/4.2.8.2$Linux_X86_64 LibreOffice_project/420m0$Build-2</meta:generator>
    <dc:date>2015-11-26T02:19:38.614732974</dc:date>
    <meta:document-statistic meta:table-count="1" meta:cell-count="109" meta:object-count="0"/>
  </office:meta>
</office:document-meta>
</file>